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cb5d" officeooo:paragraph-rsid="000ecb5d"/>
    </style:style>
    <style:style style:name="P2" style:family="paragraph" style:parent-style-name="Standard">
      <style:text-properties officeooo:rsid="000ecb5d" officeooo:paragraph-rsid="000ecb5d" fo:background-color="#dddddd" style:text-overline-style="none" style:text-overline-color="font-color"/>
    </style:style>
    <style:style style:name="P3" style:family="paragraph" style:parent-style-name="Standard">
      <style:text-properties officeooo:rsid="001092d6" officeooo:paragraph-rsid="001092d6" fo:background-color="#dddddd" style:text-overline-style="none" style:text-overline-color="font-color"/>
    </style:style>
    <style:style style:name="P4" style:family="paragraph" style:parent-style-name="Standard">
      <style:text-properties style:text-underline-style="none" officeooo:rsid="000ecb5d" officeooo:paragraph-rsid="000ecb5d"/>
    </style:style>
    <style:style style:name="P5" style:family="paragraph" style:parent-style-name="Standard">
      <style:text-properties fo:color="#000000" style:text-underline-style="none" officeooo:rsid="000ecb5d" officeooo:paragraph-rsid="000ecb5d" fo:background-color="#dddddd" style:font-size-asian="10.5pt" style:text-overline-style="solid" style:text-overline-width="auto" style:text-overline-color="#eeeeee"/>
    </style:style>
    <style:style style:name="P6" style:family="paragraph" style:parent-style-name="Standard">
      <style:text-properties fo:color="#000000" style:text-underline-style="none" officeooo:rsid="000ecb5d" officeooo:paragraph-rsid="000ecb5d" fo:background-color="#dddddd" style:font-size-asian="10.5pt" style:text-overline-style="none" style:text-overline-color="font-color"/>
    </style:style>
    <style:style style:name="P7" style:family="paragraph" style:parent-style-name="Standard">
      <style:text-properties fo:color="#000000" style:text-underline-style="none" officeooo:rsid="001092d6" officeooo:paragraph-rsid="001092d6" fo:background-color="#dddddd" style:font-size-asian="10.5pt" style:text-overline-style="none" style:text-overline-color="font-color"/>
    </style:style>
    <style:style style:name="P8" style:family="paragraph" style:parent-style-name="Standard">
      <style:text-properties fo:color="#000000" style:text-underline-style="none" officeooo:rsid="000ecb5d" officeooo:paragraph-rsid="000ecb5d" fo:background-color="transparent" style:font-size-asian="10.5pt" style:text-overline-style="none" style:text-overline-color="#eeeeee"/>
    </style:style>
    <style:style style:name="P9" style:family="paragraph" style:parent-style-name="Standard">
      <style:text-properties fo:color="#000000" style:text-underline-style="none" officeooo:rsid="000ecb5d" officeooo:paragraph-rsid="000ecb5d" fo:background-color="transparent" style:font-size-asian="10.5pt" style:text-overline-style="none" style:text-overline-color="font-color"/>
    </style:style>
    <style:style style:name="P10" style:family="paragraph" style:parent-style-name="Standard">
      <style:text-properties fo:color="#000000" style:text-underline-style="none" officeooo:rsid="001092d6" officeooo:paragraph-rsid="001092d6" fo:background-color="transparent" style:font-size-asian="10.5pt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cb5d" officeooo:paragraph-rsid="000ecb5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color="#000000" style:text-underline-style="none" fo:background-color="#dddddd" style:font-size-asian="10.5pt" style:text-overline-style="none" style:text-overline-color="#eeeeee"/>
    </style:style>
    <style:style style:name="T3" style:family="text">
      <style:text-properties fo:color="#000000" style:text-underline-style="none" style:font-size-asian="10.5pt"/>
    </style:style>
    <style:style style:name="T4" style:family="text">
      <style:text-properties fo:color="#000000" style:text-underline-style="none" officeooo:rsid="0010f652" style:font-size-asian="10.5pt"/>
    </style:style>
    <style:style style:name="T5" style:family="text">
      <style:text-properties fo:color="#000000" style:text-underline-style="none" fo:background-color="transparent" style:font-size-asian="10.5pt"/>
    </style:style>
    <style:style style:name="T6" style:family="text">
      <style:text-properties fo:color="#000000" style:text-underline-style="none" officeooo:rsid="000ecb5d" fo:background-color="transparent" style:font-size-asian="10.5pt"/>
    </style:style>
    <style:style style:name="T7" style:family="text">
      <style:text-properties fo:color="#000000" fo:font-style="italic" style:text-underline-style="none" fo:background-color="transparent" style:font-size-asian="10.5pt" style:font-style-asian="italic" style:font-style-complex="italic"/>
    </style:style>
    <style:style style:name="T8" style:family="text">
      <style:text-properties fo:color="#000000" fo:font-style="italic" style:text-underline-style="none" officeooo:rsid="001092d6" fo:background-color="transparent" style:font-size-asian="10.5pt" style:font-style-asian="italic" style:font-style-complex="italic"/>
    </style:style>
    <style:style style:name="T9" style:family="text">
      <style:text-properties officeooo:rsid="0011c9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mment <text:span text:style-name="T9">faire apparaître </text:span>votre robot :</text:p>
      <text:p text:style-name="P1"/>
      <text:p text:style-name="P1">1 - Prenez le même ordinateur que celui que vous aviez à la précédente séance.</text:p>
      <text:p text:style-name="P1"/>
      <text:p text:style-name="P1">2 - Allez dans <text:a xlink:type="simple" xlink:href="file:///T:/__todo_informatique">T:\__todo_informatique</text:a><text:span text:style-name="T1"> et lancez le simulateur V-REP. Lancez également un shell windows (powershell).</text:span></text:p>
      <text:p text:style-name="P4"/>
      <text:p text:style-name="P1"><text:span text:style-name="T1">3 – Dans le shell windows, taper : <text:line-break/></text:span><text:span text:style-name="T2">cd c:\ </text:span></text:p>
      <text:p text:style-name="P5"/>
      <text:p text:style-name="P8">puis</text:p>
      <text:p text:style-name="P5"/>
      <text:p text:style-name="P6">ipython notebook</text:p>
      <text:p text:style-name="P9"/>
      <text:p text:style-name="P9">4 – Vous devez aller dans c:\temp et normalement vous retrouvez les commandes que vous avez tapée la semaine précédente.</text:p>
      <text:p text:style-name="P9"/>
      <text:p text:style-name="P9">Rappel des commandes connues :</text:p>
      <text:p text:style-name="P9"/>
      <text:p text:style-name="P10"/>
      <text:p text:style-name="P2"><text:span text:style-name="T3">from poppy.creatures import PoppyTorso <text:s text:c="6"/></text:span><text:span text:style-name="T5"><text:s text:c="20"/></text:span><text:span text:style-name="T8">prépare l'espace de travail</text:span></text:p>
      <text:p text:style-name="P6"/>
      <text:p text:style-name="P3"><text:span text:style-name="T3">le_nom_de_mon_robot=PoppyTorso(simulat</text:span><text:span text:style-name="T4">o</text:span><text:span text:style-name="T3">r='vrep')</text:span><text:span text:style-name="T6"> <text:s text:c="15"/></text:span><text:span text:style-name="T7">donne un nom au robot</text:span></text:p>
      <text:p text:style-name="P7"/>
      <text:p text:style-name="P3"><text:span text:style-name="T3">Le_nom_de_mon_robot.motors</text:span><text:span text:style-name="T6"> <text:s text:c="15"/></text:span><text:span text:style-name="T7">donne des informations sur les motors du robot</text:span></text:p>
      <text:p text:style-name="P7"/>
      <text:p text:style-name="P3"><text:span text:style-name="T3">Le_nom_de_mon_robot.le_nom_du_moteur.goto_position(90,2)</text:span><text:span text:style-name="T6"> <text:s text:c="6"/></text:span><text:span text:style-name="T7">permet de faire bouger un moteur</text:span></text:p>
      <text:p text:style-name="P9"/>
      <text:p text:style-name="P3"><text:span text:style-name="T3">Le_nom_de_mon_robot.le_nom_du_moteur.goto_position(90,2,wait='True')</text:span><text:span text:style-name="T6"> <text:s text:c="6"/></text:span><text:span text:style-name="T7">permet de faire bouger un moteur et d'attendre que le mouvement finisse avant de continu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8cm" fo:margin-right="0.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4:36:38.142000000</meta:creation-date>
    <dc:date>2015-09-20T09:02:51.798000000</dc:date>
    <meta:editing-duration>PT6M37S</meta:editing-duration>
    <meta:editing-cycles>4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3" meta:word-count="119" meta:character-count="971" meta:non-whitespace-character-count="793"/>
  </office:meta>
</office:document-meta>
</file>